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name="P1" style:family="paragraph" style:parent-style-name="Standard">
      <style:text-properties fo:font-size="9pt"/>
    </style:style>
    <style:style style:name="Sect1" style:family="section"/>
    <style:style style:name="Table1" style:family="table">
      <style:table-properties style:width="7.229200in" table:align="margins" fo:margin-left="-0.225in"/>
    </style:style>
    <style:style style:name="Table1.col1" style:family="table-column">
      <style:table-column-properties style:column-width="2.8646in" style:rel-column-width="4125*"/>
    </style:style>
    <style:style style:name="Table1.col2" style:family="table-column">
      <style:table-column-properties style:column-width="4.3646in" style:rel-column-width="6285*"/>
    </style:style>
    <style:style style:name="Table1.row3" style:family="table-row">
      <style:table-row-properties style:min-row-height="0.5417in"/>
    </style:style>
    <style:style style:name="Table1.row1" style:family="table-row">
      <style:table-row-properties style:min-row-height="0.2604in"/>
    </style:style>
    <style:style style:name="Table1.row2" style:family="table-row">
      <style:table-row-properties style:min-row-height="0.2396in"/>
    </style:style>
    <style:style style:name="Table1_col2_row10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1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2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3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4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5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7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8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9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3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7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0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1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2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3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4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5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26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5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1" style:family="table-cell">
      <style:table-cell-properties fo:border-left="0.0007in solid #000000" fo:border-right="0.0007in solid #000000" fo:border-top="0.0007in solid #000000" fo:border-bottom="0.0007in solid #000000"/>
    </style:style>
    <style:style style:name="Table1_col1_row10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1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2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3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4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5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6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1_row17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8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19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2_row7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2_row9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1_row20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21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6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23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24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2_row4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1_row25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2_row6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1_row1" style:family="table-cell">
      <style:table-cell-properties fo:border-left="0.0007in solid #000000" fo:border-right="0.72pt solid #000000" fo:border-top="0.0007in solid #000000" fo:border-bottom="0.0007in solid #000000"/>
    </style:style>
    <style:style style:name="Table1_col1_row2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1_row3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4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5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22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7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8" style:family="table-cell">
      <style:table-cell-properties fo:border-left="0.0007in solid #000000" fo:border-right="0.0007in solid #000000" fo:border-top="0.72pt solid #000000" fo:border-bottom="0.0007in solid #000000"/>
    </style:style>
    <style:style style:name="Table1_col1_row9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26" style:family="table-cell">
      <style:table-cell-properties fo:border-left="0.0007in solid #000000" fo:border-right="0.72pt solid #000000" fo:border-top="0.72pt solid #000000" fo:border-bottom="0.0007in solid #000000"/>
    </style:style>
    <style:style style:name="Table1_col1_row27" style:family="table-cell">
      <style:table-cell-properties fo:border-left="0.0007in solid #000000" fo:border-right="0.72pt solid #000000" fo:border-top="0.72pt solid #000000" fo:border-bottom="0.0007in solid #000000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able:table table:name="Table1" table:style-name="Table1">
          <table:table-column table:style-name="Table1.col1"/>
          <table:table-column table:style-name="Table1.col2"/>
          <table:table-row table:style-name="Table1.row1">
            <table:table-cell table:style-name="Table1_col1_row1">
              <text:p text:style-name="P1">Name</text:p>
            </table:table-cell>
            <table:table-cell table:style-name="Table1_col2_row1">
              <text:p text:style-name="P1">Definition</text:p>
            </table:table-cell>
          </table:table-row>
          <table:table-row table:style-name="Table1.row2">
            <table:table-cell table:style-name="Table1_col1_row2" table:number-columns-spanned="2">
              <text:p text:style-name="P1">Creational Patterns </text:p>
            </table:table-cell>
            <table:covered-table-cell/>
          </table:table-row>
          <table:table-row>
            <table:table-cell table:style-name="Table1_col1_row3">
              <text:p text:style-name="P1">Abstract Factory</text:p>
              <text:p text:style-name="P1">Creates an instance of several families of classes </text:p>
            </table:table-cell>
            <table:table-cell table:style-name="Table1_col2_row3">
              <text:p text:style-name="P1">Provide an interface for creating families of related or dependent objects without specifying their concrete classes. </text:p>
            </table:table-cell>
          </table:table-row>
          <table:table-row>
            <table:table-cell table:style-name="Table1_col1_row4">
              <text:p text:style-name="P1">Builder</text:p>
              <text:p text:style-name="P1">Separates object construction from its representation</text:p>
            </table:table-cell>
            <table:table-cell table:style-name="Table1_col2_row4">
              <text:p text:style-name="P1">Separate the construction of a complex object from its representation so that the same construction process can create different representations. </text:p>
            </table:table-cell>
          </table:table-row>
          <table:table-row>
            <table:table-cell table:style-name="Table1_col1_row5">
              <text:p text:style-name="P1">Factory Method</text:p>
              <text:p text:style-name="P1">Creates an instance of several derived classes </text:p>
            </table:table-cell>
            <table:table-cell table:style-name="Table1_col2_row5">
              <text:p text:style-name="P1">Define an interface for creating an object, but let subclasses decide which class to instantiate. Factory Method lets a class defer instantiation to subclasses. </text:p>
            </table:table-cell>
          </table:table-row>
          <table:table-row>
            <table:table-cell table:style-name="Table1_col1_row6">
              <text:p text:style-name="P1">Prototype </text:p>
              <text:p text:style-name="P1">A fully initialized instance to be copied or cloned </text:p>
            </table:table-cell>
            <table:table-cell table:style-name="Table1_col2_row6">
              <text:p text:style-name="P1">Specify the kind of objects to create using a prototypical instance, and create new objects by copying this prototype. <text:tab/></text:p>
            </table:table-cell>
          </table:table-row>
          <table:table-row>
            <table:table-cell table:style-name="Table1_col1_row7">
              <text:p text:style-name="P1">Singleton </text:p>
              <text:p text:style-name="P1">A class of which only a single instance can exist </text:p>
            </table:table-cell>
            <table:table-cell table:style-name="Table1_col2_row7">
              <text:p text:style-name="P1">Ensure a class has only one instance and provide a global point of access to it. </text:p>
            </table:table-cell>
          </table:table-row>
          <table:table-row>
            <table:table-cell table:style-name="Table1_col1_row8" table:number-columns-spanned="2">
              <text:p text:style-name="P1">Structural Patterns </text:p>
            </table:table-cell>
            <table:covered-table-cell/>
          </table:table-row>
          <table:table-row>
            <table:table-cell table:style-name="Table1_col1_row9">
              <text:p text:style-name="P1">Adapter </text:p>
              <text:p text:style-name="P1">Match interfaces of different classes </text:p>
            </table:table-cell>
            <table:table-cell table:style-name="Table1_col2_row9">
              <text:p text:style-name="P1">Convert the interface of a class into another interface clients expect. Adapter lets classes work together that couldn't otherwise because of incompatible interfaces. </text:p>
            </table:table-cell>
          </table:table-row>
          <table:table-row>
            <table:table-cell table:style-name="Table1_col1_row10">
              <text:p text:style-name="P1">Bridge </text:p>
              <text:p text:style-name="P1">Separates an object’s interface from its implementation</text:p>
            </table:table-cell>
            <table:table-cell table:style-name="Table1_col2_row10">
              <text:p text:style-name="P1"> Decouple an abstraction from its implementation so that the two can vary independently. </text:p>
            </table:table-cell>
          </table:table-row>
          <table:table-row>
            <table:table-cell table:style-name="Table1_col1_row11">
              <text:p text:style-name="P1">Composite </text:p>
              <text:p text:style-name="P1">A tree structure of simple and composite objects </text:p>
            </table:table-cell>
            <table:table-cell table:style-name="Table1_col2_row11">
              <text:p text:style-name="P1">Compose objects into tree structures to represent part-whole hierarchies. Composite lets clients treat individual objects and compositions of objects uniformly. </text:p>
            </table:table-cell>
          </table:table-row>
          <table:table-row>
            <table:table-cell table:style-name="Table1_col1_row12">
              <text:p text:style-name="P1">Decorator</text:p>
              <text:p text:style-name="P1">Add responsibilities to objects dynamically </text:p>
            </table:table-cell>
            <table:table-cell table:style-name="Table1_col2_row12">
              <text:p text:style-name="P1">Attach additional responsibilities to an object dynamically. Decorators provide a flexible alternative to subclassing for extending functionality. </text:p>
            </table:table-cell>
          </table:table-row>
          <table:table-row>
            <table:table-cell table:style-name="Table1_col1_row13">
              <text:p text:style-name="P1">Facade</text:p>
              <text:p text:style-name="P1">A single class that represents an entire subsystem </text:p>
            </table:table-cell>
            <table:table-cell table:style-name="Table1_col2_row13">
              <text:p text:style-name="P1">Provide a unified interface to a set of interfaces in a subsystem. Façade defines a higher-level interface that makes the subsystem easier to use. </text:p>
            </table:table-cell>
          </table:table-row>
          <table:table-row>
            <table:table-cell table:style-name="Table1_col1_row14">
              <text:p text:style-name="P1">Flyweight </text:p>
              <text:p text:style-name="P1">A fine-grained instance used for efficient sharing </text:p>
            </table:table-cell>
            <table:table-cell table:style-name="Table1_col2_row14">
              <text:p text:style-name="P1">Use sharing to support large numbers of fine-grained objects efficiently. </text:p>
            </table:table-cell>
          </table:table-row>
          <table:table-row>
            <table:table-cell table:style-name="Table1_col1_row15">
              <text:p text:style-name="P1">Proxy </text:p>
              <text:p text:style-name="P1">An object representing another object </text:p>
            </table:table-cell>
            <table:table-cell table:style-name="Table1_col2_row15">
              <text:p text:style-name="P1">Provide a surrogate or placeholder for another object to control access to it. </text:p>
            </table:table-cell>
          </table:table-row>
          <table:table-row>
            <table:table-cell table:style-name="Table1_col1_row16" table:number-columns-spanned="2">
              <text:p text:style-name="P1">Behavioral Patterns </text:p>
            </table:table-cell>
            <table:covered-table-cell/>
          </table:table-row>
          <table:table-row>
            <table:table-cell table:style-name="Table1_col1_row17">
              <text:p text:style-name="P1">Chain of Responsibility</text:p>
              <text:p text:style-name="P1">A way of passing a request between a chain of objects </text:p>
            </table:table-cell>
            <table:table-cell table:style-name="Table1_col2_row17">
              <text:p text:style-name="P1">Avoid coupling the sender of a request to its receiver by giving more than one object a chance to handle the request. Chain the receiving objects and pass the request along the chain until an object handles it. </text:p>
            </table:table-cell>
          </table:table-row>
          <table:table-row>
            <table:table-cell table:style-name="Table1_col1_row18">
              <text:p text:style-name="P1">Command </text:p>
              <text:p text:style-name="P1">Encapsulate a command request as an object </text:p>
            </table:table-cell>
            <table:table-cell table:style-name="Table1_col2_row18">
              <text:p text:style-name="P1">Encapsulate a request as an object, thereby letting you parameterize clients with different requests, queue or log requests, and support undoable operations. </text:p>
            </table:table-cell>
          </table:table-row>
          <table:table-row>
            <table:table-cell table:style-name="Table1_col1_row19">
              <text:p text:style-name="P1">Interpreter </text:p>
              <text:p text:style-name="P1">A way to include language elements in a program </text:p>
            </table:table-cell>
            <table:table-cell table:style-name="Table1_col2_row19">
              <text:p text:style-name="P1">Given a language, define a representation for its grammar along with an interpreter that uses the representation to interpret sentences in the language. </text:p>
            </table:table-cell>
          </table:table-row>
          <table:table-row>
            <table:table-cell table:style-name="Table1_col1_row20">
              <text:p text:style-name="P1">Iterator </text:p>
              <text:p text:style-name="P1">Sequentially access the elements of a collection </text:p>
            </table:table-cell>
            <table:table-cell table:style-name="Table1_col2_row20">
              <text:p text:style-name="P1">Provide a way to access the elements of an aggregate object sequentially without exposing its underlying representation. </text:p>
            </table:table-cell>
          </table:table-row>
          <table:table-row>
            <table:table-cell table:style-name="Table1_col1_row21">
              <text:p text:style-name="P1">Mediator </text:p>
              <text:p text:style-name="P1">Defines simplified communication between classes </text:p>
            </table:table-cell>
            <table:table-cell table:style-name="Table1_col2_row21">
              <text:p text:style-name="P1">Define an object that encapsulates how a set of objects interact. Mediator promotes loose coupling by keeping objects from referring to each other explicitly, and it lets you vary their interaction independently. </text:p>
            </table:table-cell>
          </table:table-row>
          <table:table-row>
            <table:table-cell table:style-name="Table1_col1_row22">
              <text:p text:style-name="P1">Memento </text:p>
              <text:p text:style-name="P1">Capture and restore an object's internal state </text:p>
            </table:table-cell>
            <table:table-cell table:style-name="Table1_col2_row22">
              <text:p text:style-name="P1">Without violating encapsulation, capture and externalize an object's internal state so that the object can be restored to this state later. </text:p>
            </table:table-cell>
          </table:table-row>
          <table:table-row>
            <table:table-cell table:style-name="Table1_col1_row23">
              <text:p text:style-name="P1">Observer </text:p>
              <text:p text:style-name="P1">A way of notifying change to a number of classes </text:p>
            </table:table-cell>
            <table:table-cell table:style-name="Table1_col2_row23">
              <text:p text:style-name="P1">Define a one-to-many dependency between objects so that when one object changes state, all its dependents are notified and updated automatically. </text:p>
            </table:table-cell>
          </table:table-row>
          <table:table-row>
            <table:table-cell table:style-name="Table1_col1_row24">
              <text:p text:style-name="P1">State </text:p>
              <text:p text:style-name="P1">Alter an object's behavior when its state changes </text:p>
            </table:table-cell>
            <table:table-cell table:style-name="Table1_col2_row24">
              <text:p text:style-name="P1">Allow an object to alter its behavior when its internal state changes. The object will appear to change its class. </text:p>
            </table:table-cell>
          </table:table-row>
          <table:table-row>
            <table:table-cell table:style-name="Table1_col1_row25">
              <text:p text:style-name="P1">Strategy </text:p>
              <text:p text:style-name="P1">Encapsulates an algorithm inside a class </text:p>
            </table:table-cell>
            <table:table-cell table:style-name="Table1_col2_row25">
              <text:p text:style-name="P1">Define a family of algorithms, encapsulate each one, and make them interchangeable. Strategy lets the algorithm vary independently from clients that use it. </text:p>
            </table:table-cell>
          </table:table-row>
          <table:table-row table:style-name="Table1.row3">
            <table:table-cell table:style-name="Table1_col1_row26">
              <text:p text:style-name="P1">Template Method Design Pattern</text:p>
              <text:p text:style-name="P1">Defer the exact steps of an algorithm to a subclass</text:p>
            </table:table-cell>
            <table:table-cell table:style-name="Table1_col2_row26">
              <text:p text:style-name="P1">Define the skeleton of an algorithm in an operation, deferring some steps to subclasses. Template Method lets subclasses redefine certain steps of an algorithm without changing the algorithm's structure. </text:p>
            </table:table-cell>
          </table:table-row>
          <table:table-row>
            <table:table-cell table:style-name="Table1_col1_row27">
              <text:p text:style-name="P1">Visitor </text:p>
              <text:p text:style-name="P1">Defines a new operation to a class without change </text:p>
            </table:table-cell>
            <table:table-cell table:style-name="Table1_col2_row27">
              <text:p text:style-name="P1">Represent an operation to be performed on the elements of an object structure. Visitor lets you define a new operation without changing the classes of the elements on which it operates. 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style style:name="Internet link_text" style:family="text" style:next-style-name="Internet link_text">
      <style:text-properties fo:color="#000080" style:text-underline-type="single"/>
    </style:style>
    <style:style style:name="Table Heading" style:family="paragraph" style:parent-style-name="Standard" style:next-style-name="Table Heading">
      <style:paragraph-properties fo:text-align="center"/>
      <style:text-properties fo:font-weight="bold"/>
    </style:style>
    <style:style style:name="Heading 1" style:family="paragraph" style:parent-style-name="Heading" style:next-style-name="Text body">
      <style:text-properties style:font-name="Times New Roman" fo:font-size="24pt" fo:font-weight="bold"/>
    </style:style>
    <style:style style:name="Normal" style:family="paragraph">
      <style:paragraph-properties style:writing-mode="lr"/>
      <style:text-properties style:font-name="Times New Roman" fo:font-size="12pt" fo:language="de" fo:country="DE"/>
    </style:style>
    <style:style style:name="Text body" style:family="paragraph" style:parent-style-name="Standard" style:next-style-name="Text body">
      <style:paragraph-properties fo:margin-top="0in" fo:margin-bottom="0.0835in"/>
    </style:style>
    <style:style style:name="Heading" style:family="paragraph" style:parent-style-name="Standard" style:next-style-name="Text body">
      <style:paragraph-properties fo:margin-top="0.1665in" fo:margin-bottom="0.0835in" fo:keep-with-next="always"/>
      <style:text-properties style:font-name="Arial" fo:font-size="14pt"/>
    </style:style>
    <style:style style:name="Caption" style:family="paragraph" style:parent-style-name="Standard" style:next-style-name="Caption">
      <style:paragraph-properties fo:margin-top="0.0835in" fo:margin-bottom="0.0835in"/>
      <style:text-properties fo:font-size="12pt" fo:font-style="italic"/>
    </style:style>
    <style:style style:name="Heading 3" style:family="paragraph" style:parent-style-name="Heading" style:next-style-name="Text body">
      <style:text-properties style:font-name="Times New Roman" fo:font-size="14pt" fo:font-weight="bold"/>
    </style:style>
    <style:style style:name="Standard" style:family="paragraph" style:next-style-name="Standard"/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  <meta:creation-date>2009-04-16T11:32:02.64</meta:creation-date>
    <dc:date>2010-03-15T19:18:54.36</dc:date>
    <meta:print-date>2010-03-15T19:18:51.32</meta:print-date>
  </office:meta>
</office:document-meta>
</file>